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automatic-styles>
    <style:style style:name="P1" style:family="paragraph" style:parent-style-name="Text_20_body">
      <style:paragraph-properties fo:margin-top="0cm" fo:margin-bottom="0cm" loext:contextual-spacing="false"/>
    </style:style>
    <style:style style:name="T1" style:family="text">
      <style:text-properties officeooo:rsid="001ddc1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3" text:outline-level="3">INVESTIGATOR'S AGREEMENT IN ACCORDANCE WITH SUBSECTION 81(k) OF THE <text:span text:style-name="Emphasis">MEDICAL DEVICES REGULATIONS</text:span></text:h>
      <text:p text:style-name="Text_20_body">INVESTIGATOR'S AGREEMENT IN ACCORDANCE WITH<text:line-break/>SUBSECTION 81(k) OF THE <text:span text:style-name="Emphasis">MEDICAL DEVICES REGULATIONS</text:span></text:p>
      <text:p text:style-name="Text_20_body">Device Name: <text:span text:style-name="T1">Pulse Oximeter</text:span></text:p>
      <text:p text:style-name="Text_20_body">Protocol Number: </text:p>
      <text:p text:style-name="Text_20_body">I undertake, in accordance with Subsection 81(k) of the <text:span text:style-name="Emphasis">Medical Devices Regulations</text:span>, as outlined below, to:</text:p>
      <text:p text:style-name="Text_20_body">(i) conduct the investigational testing in accordance with the protocol:</text:p>
      <text:p text:style-name="Text_20_body">(ii) inform a patient who is to be diagnosed or treated with the device of the risks and benefits associated with its use and obtain the written consent of the patient,</text:p>
      <text:p text:style-name="Text_20_body">(iii) not use the device or permit it to be used for any purpose other than the investigational testing specified in the protocol,</text:p>
      <text:p text:style-name="Text_20_body">(iv) not permit the device to be used by any person other than myself, except under my direction,</text:p>
      <text:p text:style-name="Text_20_body">(v) in the event of an incident that is related to a failure of the device or a deterioration in its effectiveness, or any inadequacy in its labelling or in its directions for use and has led to the death or a serious deterioration in the state of health of a patient, user or other person, or could do so were it to recur, report the incident and the circumstances surrounding it to the Director and the manufacturer or importer of the device, within 72 hours after its discovery.</text:p>
      <text:p text:style-name="Text_20_body">Completed forms should be emailed to: <text:a xlink:type="simple" xlink:href="mailto:mdpr-dimm@hc-sc.gc.ca" text:style-name="Internet_20_link" text:visited-style-name="Visited_20_Internet_20_Link">mdpr-dimm@hc-sc.gc.ca</text:a> or faxed to: 613-954-0941 or mailed to:</text:p>
      <text:p text:style-name="P1">Canada Vigilance - Medical Device Problem Reporting Program </text:p>
      <text:p text:style-name="P1">Marketed Health Products Directorate </text:p>
      <text:p text:style-name="P1">Health Canada </text:p>
      <text:p text:style-name="P1">Address Locator 0701E </text:p>
      <text:p text:style-name="P1">200 Tunney's Pasture Driveway </text:p>
      <text:p text:style-name="Text_20_body">Ottawa (Ontario) K1A 0K9 </text:p>
      <text:p text:style-name="Text_20_body">Signature<text:line-break/>Dat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Lucida Sans Unicode" svg:font-family="'Lucida Sans Unicode'"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Lucida Sans Unicode"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Lucida Sans Unicode" style:font-family-asian="'Lucida Sans Unicode'"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Tarek Loubani</meta:initial-creator>
    <meta:creation-date>2018-04-19T13:22:08.740887643</meta:creation-date>
    <dc:date>2018-04-19T13:23:08.644397966</dc:date>
    <dc:creator>Tarek Loubani</dc:creator>
    <meta:editing-duration>PT1M2S</meta:editing-duration>
    <meta:editing-cycles>1</meta:editing-cycles>
    <meta:generator>LibreOffice/6.0.3.2$Linux_X86_64 LibreOffice_project/00m0$Build-2</meta:generator>
    <meta:document-statistic meta:table-count="0" meta:image-count="0" meta:object-count="0" meta:page-count="1" meta:paragraph-count="18" meta:word-count="258" meta:character-count="1590" meta:non-whitespace-character-count="1343"/>
  </office:meta>
</office:document-meta>
</file>